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4d58d"/>
    </style:style>
    <style:style style:name="P2" style:family="paragraph" style:parent-style-name="Preformatted_20_Text">
      <style:paragraph-properties fo:text-align="start" style:justify-single-word="false"/>
      <style:text-properties officeooo:paragraph-rsid="00164962"/>
    </style:style>
    <style:style style:name="P3" style:family="paragraph" style:parent-style-name="Preformatted_20_Text">
      <style:paragraph-properties fo:text-align="center" style:justify-single-word="false"/>
      <style:text-properties style:font-name="Liberation Serif" style:text-underline-style="none" fo:font-weight="bold" officeooo:rsid="001367c6" officeooo:paragraph-rsid="001367c6" style:font-weight-asian="bold" style:font-weight-complex="bold"/>
    </style:style>
    <style:style style:name="P4"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5"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6"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7" style:family="paragraph" style:parent-style-name="Preformatted_20_Text">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8" style:family="paragraph" style:parent-style-name="Preformatted_20_Text">
      <style:text-properties style:font-name="Liberation Serif" fo:font-size="12pt" style:text-underline-style="none" fo:font-weight="bold" officeooo:rsid="001367c6" officeooo:paragraph-rsid="001d0791" style:font-size-asian="12pt" style:font-weight-asian="bold" style:font-size-complex="12pt" style:font-weight-complex="bold"/>
    </style:style>
    <style:style style:name="P9" style:family="paragraph" style:parent-style-name="Preformatted_20_Text">
      <style:paragraph-properties fo:text-align="justify" style:justify-single-word="false"/>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10"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1"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2ef117" style:font-size-asian="12pt" style:font-weight-asian="bold" style:font-size-complex="12pt" style:font-weight-complex="bold"/>
    </style:style>
    <style:style style:name="P12"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13"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2b2a3d" style:font-size-asian="12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15"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16"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52f03" style:font-size-asian="12pt" style:font-weight-asian="bold" style:font-size-complex="12pt" style:font-weight-complex="bold"/>
    </style:style>
    <style:style style:name="P17"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fc354" style:font-size-asian="12pt" style:font-weight-asian="bold" style:font-size-complex="12pt" style:font-weight-complex="bold"/>
    </style:style>
    <style:style style:name="P18" style:family="paragraph" style:parent-style-name="Preformatted_20_Text">
      <style:paragraph-properties fo:text-align="center" style:justify-single-word="false"/>
      <style:text-properties style:font-name="Liberation Serif" fo:font-size="12pt" style:text-underline-style="none" fo:font-weight="bold" officeooo:rsid="00255547" officeooo:paragraph-rsid="00255547" style:font-size-asian="12pt" style:font-weight-asian="bold" style:font-size-complex="12pt" style:font-weight-complex="bold"/>
    </style:style>
    <style:style style:name="P19" style:family="paragraph" style:parent-style-name="Preformatted_20_Text">
      <style:paragraph-properties fo:text-align="center"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0"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1" style:family="paragraph" style:parent-style-name="Preformatted_20_Text">
      <style:paragraph-properties fo:text-align="justify" style:justify-single-word="false"/>
      <style:text-properties style:font-name="Liberation Serif" fo:font-size="12pt" style:text-underline-style="none" fo:font-weight="bold" officeooo:rsid="0014d58d" officeooo:paragraph-rsid="0014d58d" style:font-size-asian="12pt" style:font-weight-asian="bold" style:font-size-complex="12pt" style:font-weight-complex="bold"/>
    </style:style>
    <style:style style:name="P22" style:family="paragraph" style:parent-style-name="Preformatted_20_Text">
      <style:text-properties style:font-name="Liberation Serif" fo:font-size="12pt" style:text-underline-style="none" fo:font-weight="normal" officeooo:rsid="001d0791" officeooo:paragraph-rsid="001d0791" style:font-size-asian="12pt" style:font-weight-asian="normal" style:font-size-complex="12pt" style:font-weight-complex="normal"/>
    </style:style>
    <style:style style:name="P23"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24"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25"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26"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8cec" style:font-size-asian="12pt" style:font-weight-asian="normal" style:font-size-complex="12pt" style:font-weight-complex="normal"/>
    </style:style>
    <style:style style:name="P27"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28"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4d58d" style:font-size-asian="12pt" style:font-weight-asian="normal" style:font-size-complex="12pt" style:font-weight-complex="normal"/>
    </style:style>
    <style:style style:name="P29"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30"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34" style:family="paragraph" style:parent-style-name="Preformatted_20_Text">
      <style:paragraph-properties fo:text-align="justify" style:justify-single-word="false"/>
      <style:text-properties style:font-name="Liberation Serif" fo:font-size="12pt" style:text-underline-style="none" fo:font-weight="normal" officeooo:rsid="002d0cec" officeooo:paragraph-rsid="002d0cec" style:font-size-asian="12pt" style:font-weight-asian="normal" style:font-size-complex="12pt" style:font-weight-complex="normal"/>
    </style:style>
    <style:style style:name="P35" style:family="paragraph" style:parent-style-name="Preformatted_20_Text">
      <style:paragraph-properties fo:text-align="start" style:justify-single-word="false"/>
      <style:text-properties style:font-name="Liberation Serif" fo:font-size="12pt" style:text-underline-style="none" officeooo:rsid="002b5718" officeooo:paragraph-rsid="00164962" style:font-size-asian="12pt" style:font-size-complex="12pt"/>
    </style:style>
    <style:style style:name="P36" style:family="paragraph" style:parent-style-name="Preformatted_20_Text">
      <style:paragraph-properties fo:text-align="center" style:justify-single-word="false"/>
      <style:text-properties style:font-name="Liberation Serif" fo:font-size="12pt" fo:font-style="italic" style:text-underline-style="none" fo:font-weight="bold" officeooo:rsid="001367c6" officeooo:paragraph-rsid="001d0791" style:font-size-asian="12pt" style:font-style-asian="italic" style:font-weight-asian="bold" style:font-size-complex="12pt" style:font-style-complex="italic" style:font-weight-complex="bold"/>
    </style:style>
    <style:style style:name="P37"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4d58d" officeooo:paragraph-rsid="001d0791"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justify"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3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40" style:family="paragraph" style:parent-style-name="Preformatted_20_Text">
      <style:text-properties style:font-name="Liberation Serif" fo:font-size="12pt" fo:font-style="normal" style:text-underline-style="none" fo:font-weight="bold" officeooo:rsid="001367c6" officeooo:paragraph-rsid="001d0791" style:font-size-asian="12pt" style:font-style-asian="normal" style:font-weight-asian="bold" style:font-size-complex="12pt" style:font-style-complex="normal" style:font-weight-complex="bold"/>
    </style:style>
    <style:style style:name="P41"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42"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43" style:family="paragraph" style:parent-style-name="Preformatted_20_Text">
      <style:paragraph-properties fo:text-align="start" style:justify-single-word="false"/>
      <style:text-properties style:font-name="Liberation Serif" officeooo:paragraph-rsid="00164962"/>
    </style:style>
    <style:style style:name="P44" style:family="paragraph" style:parent-style-name="Preformatted_20_Text">
      <style:paragraph-properties fo:text-align="center" style:justify-single-word="false"/>
      <style:text-properties style:use-window-font-color="true" style:font-name="Liberation Serif" fo:font-size="12pt" style:text-underline-style="none" fo:font-weight="bold" officeooo:rsid="0018ba68" officeooo:paragraph-rsid="0018ba68" style:font-size-asian="12pt" style:font-weight-asian="bold" style:font-size-complex="12pt" style:font-weight-complex="bold"/>
    </style:style>
    <style:style style:name="P45" style:family="paragraph" style:parent-style-name="Preformatted_20_Text">
      <style:paragraph-properties fo:text-align="start" style:justify-single-word="false"/>
      <style:text-properties style:use-window-font-color="true" style:font-name="Liberation Serif" fo:font-size="12pt" style:text-underline-style="none" fo:font-weight="bold" officeooo:rsid="0018ba68" officeooo:paragraph-rsid="002b2a3d" style:font-size-asian="12pt" style:font-weight-asian="bold" style:font-size-complex="12pt" style:font-weight-complex="bold"/>
    </style:style>
    <style:style style:name="P46" style:family="paragraph" style:parent-style-name="Preformatted_20_Text">
      <style:text-properties style:use-window-font-color="true" style:font-name="Liberation Serif" fo:font-size="12pt" style:text-underline-style="none" fo:font-weight="bold" officeooo:rsid="001367c6" officeooo:paragraph-rsid="001367c6" style:font-size-asian="12pt" style:font-weight-asian="bold" style:font-size-complex="12pt" style:font-weight-complex="bold"/>
    </style:style>
    <style:style style:name="P47"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b2a3d" officeooo:paragraph-rsid="002b2a3d" style:font-size-asian="12pt" style:font-weight-asian="normal" style:font-size-complex="12pt" style:font-weight-complex="normal"/>
    </style:style>
    <style:style style:name="P48"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49" style:family="paragraph" style:parent-style-name="Preformatted_20_Text">
      <style:paragraph-properties fo:text-align="justify" style:justify-single-word="false"/>
      <style:text-properties style:use-window-font-color="true" style:font-name="Liberation Serif" fo:font-size="12pt" fo:font-style="normal" style:text-underline-style="none" fo:font-weight="normal" officeooo:rsid="001367c6" officeooo:paragraph-rsid="0021f673"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51"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1f673"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b2a3d"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style:use-window-font-color="true" style:font-name="Liberation Serif" fo:font-size="12pt" fo:font-style="italic" style:text-underline-style="none" fo:font-weight="normal" officeooo:rsid="002977f1" officeooo:paragraph-rsid="002d75f4"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text-properties style:use-window-font-color="true" style:font-name="Liberation Serif" fo:font-size="10pt" fo:font-style="italic" style:text-underline-style="none" fo:font-weight="normal" officeooo:rsid="002977f1" officeooo:paragraph-rsid="002b2a3d" style:font-size-asian="10pt" style:font-style-asian="italic" style:font-weight-asian="normal" style:font-size-complex="10pt" style:font-style-complex="italic" style:font-weight-complex="normal"/>
    </style:style>
    <style:style style:name="P55"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56"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57" style:family="paragraph" style:parent-style-name="Preformatted_20_Text">
      <style:paragraph-properties fo:text-align="start" style:justify-single-word="false"/>
      <style:text-properties style:font-name="Liberation Serif" fo:font-size="12pt" fo:font-style="normal" style:text-underline-style="none" fo:font-weight="bold" officeooo:rsid="001e49e0" officeooo:paragraph-rsid="00360a53" style:font-size-asian="12pt" style:font-style-asian="normal" style:font-weight-asian="bold" style:font-size-complex="12pt" style:font-style-complex="normal" style:font-weight-complex="bold"/>
    </style:style>
    <style:style style:name="P58"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59"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60"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34d3d" style:font-size-asian="12pt" style:font-weight-asian="bold" style:font-size-complex="12pt" style:font-weight-complex="bold"/>
    </style:style>
    <style:style style:name="P61"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60a53" style:font-size-asian="12pt" style:font-weight-asian="bold" style:font-size-complex="12pt" style:font-weight-complex="bold"/>
    </style:style>
    <style:style style:name="P62" style:family="paragraph" style:parent-style-name="Preformatted_20_Text">
      <style:paragraph-properties fo:text-align="center" style:justify-single-word="false"/>
      <style:text-properties style:font-name="Liberation Serif" fo:font-size="12pt" style:text-underline-style="none" fo:font-weight="bold" officeooo:rsid="001e49e0" officeooo:paragraph-rsid="00360a53" style:font-size-asian="12pt" style:font-weight-asian="bold" style:font-size-complex="12pt" style:font-weight-complex="bold"/>
    </style:style>
    <style:style style:name="P63"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fo:font-weight="normal" officeooo:rsid="002b2a3d" style:font-weight-asian="normal" style:font-weight-complex="normal"/>
    </style:style>
    <style:style style:name="T9" style:family="text">
      <style:text-properties fo:font-weight="normal" officeooo:rsid="002942be" style:font-weight-asian="normal" style:font-weight-complex="normal"/>
    </style:style>
    <style:style style:name="T10" style:family="text">
      <style:text-properties fo:font-weight="normal" officeooo:rsid="00334d3d" style:font-weight-asian="normal" style:font-weight-complex="normal"/>
    </style:style>
    <style:style style:name="T11" style:family="text">
      <style:text-properties fo:font-weight="normal" officeooo:rsid="003460d2" style:font-weight-asian="normal" style:font-weight-complex="normal"/>
    </style:style>
    <style:style style:name="T12" style:family="text">
      <style:text-properties fo:font-weight="normal" officeooo:rsid="00360a53" style:font-weight-asian="normal" style:font-weight-complex="normal"/>
    </style:style>
    <style:style style:name="T13" style:family="text">
      <style:text-properties officeooo:rsid="00138cec"/>
    </style:style>
    <style:style style:name="T14" style:family="text">
      <style:text-properties officeooo:rsid="0014d58d"/>
    </style:style>
    <style:style style:name="T15" style:family="text">
      <style:text-properties fo:font-style="italic" style:font-style-asian="italic" style:font-style-complex="italic"/>
    </style:style>
    <style:style style:name="T16" style:family="text">
      <style:text-properties fo:font-style="italic" officeooo:rsid="00255547" style:font-style-asian="italic" style:font-style-complex="italic"/>
    </style:style>
    <style:style style:name="T17" style:family="text">
      <style:text-properties fo:font-style="italic" officeooo:rsid="00287ebb"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360a53"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fc354" style:font-style-asian="normal" style:font-weight-asian="normal" style:font-style-complex="normal" style:font-weight-complex="normal"/>
    </style:style>
    <style:style style:name="T23" style:family="text">
      <style:text-properties officeooo:rsid="001e49e0"/>
    </style:style>
    <style:style style:name="T24" style:family="text">
      <style:text-properties officeooo:rsid="001e91d0"/>
    </style:style>
    <style:style style:name="T25" style:family="text">
      <style:text-properties officeooo:rsid="002080f5"/>
    </style:style>
    <style:style style:name="T26" style:family="text">
      <style:text-properties officeooo:rsid="0022aa58"/>
    </style:style>
    <style:style style:name="T27" style:family="text">
      <style:text-properties officeooo:rsid="00245320"/>
    </style:style>
    <style:style style:name="T28" style:family="text">
      <style:text-properties officeooo:rsid="00295cda"/>
    </style:style>
    <style:style style:name="T29"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30"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31" style:family="text">
      <style:text-properties style:font-name="Liberation Serif" fo:font-size="12pt" style:text-underline-style="none" officeooo:rsid="002b5718" style:font-size-asian="12pt" style:font-size-complex="12pt"/>
    </style:style>
    <style:style style:name="T32" style:family="text">
      <style:text-properties style:font-name="Liberation Serif" fo:font-size="12pt" style:text-underline-style="none" officeooo:rsid="002d0cec" style:font-size-asian="12pt" style:font-size-complex="12pt"/>
    </style:style>
    <style:style style:name="T33"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34"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36" style:family="text">
      <style:text-properties officeooo:rsid="002b2a3d"/>
    </style:style>
    <style:style style:name="T37" style:family="text">
      <style:text-properties officeooo:rsid="003129ff"/>
    </style:style>
    <style:style style:name="T38" style:family="text">
      <style:text-properties officeooo:rsid="00360a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Le modèle ABM dans la modélisation d'une ville</text:p>
      <text:p text:style-name="P50">GAUTHIER Silvère – LAMEIRA Yannick</text:p>
      <text:p text:style-name="P3"/>
      <text:p text:style-name="P4"/>
      <text:p text:style-name="P5">I) Introduction</text:p>
      <text:p text:style-name="P44"/>
      <text:p text:style-name="P45"><text:tab/><text:span text:style-name="T9">Dans le monde d'aujourd'hui, les villes sont en expansion permanente, ce qui pose problème lors de la modélisation de celles-ci. En effet, les modèles doivent pouvoir s'adapter aux nouvelles conditions (dimensions, configurations …). </text:span><text:span text:style-name="T8">Il sera donc intéressant de voir comment un système </text:span></text:p>
      <text:p text:style-name="P47">peut permettre une adaptation à ces modifications de l'environnement.</text:p>
      <text:p text:style-name="P48"/>
      <text:p text:style-name="P46">Qu'est-ce qu'une ville ?</text:p>
      <text:p text:style-name="P7"/>
      <text:p text:style-name="P8"><text:tab/><text:span text:style-name="T4">Il existe différentes manière de définir une ville.</text:span></text:p>
      <text:p text:style-name="P8"/>
      <text:p text:style-name="P22"><text:tab/>Définition du dictionnaire Larousse :</text:p>
      <text:p text:style-name="P22"/>
      <text:p text:style-name="P36"><text:span text:style-name="T1">« </text:span><text:span text:style-name="T3">Agglomération relativement importante et dont les </text:span></text:p>
      <text:p text:style-name="P37">habitants ont des activités professionnelles diversifiées. »</text:p>
      <text:p text:style-name="P40"/>
      <text:p text:style-name="P40"><text:span text:style-name="T3"><text:tab/></text:span><text:span text:style-name="T4">Définition de Wikipedia :</text:span></text:p>
      <text:p text:style-name="P38"/>
      <text:p text:style-name="P39">« <text:span text:style-name="T14">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51"/>
      <text:p text:style-name="P52"><text:tab/><text:span text:style-name="T36">Définition de l'INSEE :</text:span></text:p>
      <text:p text:style-name="P52"/>
      <text:p text:style-name="P53">« Les villes et agglomérations urbaines, désignées aussi sous le terme unique d'unité urbaine, dont la délimitation est fondée sur le seul critère de continuité de l'habitat, peuvent être constituées :<text:line-break/>- de deux ou plusieurs communes, c'est-à-dire d'une ville-centre et de sa banlieue, sur le</text:p>
      <text:p text:style-name="P53">territoire desquelles une zone agglomérée contient plus de 2 000 habitants ;</text:p>
      <text:p text:style-name="P53">une telle unité urbaine porte alors le nom d'agglomération multicommunale ;<text:line-break/>- d'une seule commune, dont la population agglomérée compte au moins 2 000 habitants ;</text:p>
      <text:p text:style-name="P53">une telle commune est dite ville isolée ou plus communément ville. »</text:p>
      <text:p text:style-name="P54"/>
      <text:p text:style-name="P49"><text:tab/>...</text:p>
      <text:p text:style-name="P23"><text:tab/><text:span text:style-name="T25">Dans la suite, nous nous intéresserons surtout aux aspects de diversité et d'évolution des structures et des populations au sein d'une ville.</text:span></text:p>
      <text:p text:style-name="P24"/>
      <text:p text:style-name="P9">Pourquoi vouloir modéliser une ville ?</text:p>
      <text:p text:style-name="P9"/>
      <text:p text:style-name="P24"><text:tab/><text:span text:style-name="T26">[à revoir]</text:span></text:p>
      <text:p text:style-name="P25"><text:tab/><text:span text:style-name="T13">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25"><text:tab/><text:span text:style-name="T13">On peut également vouloir modéliser une ville pour d'autres raisons, telles que créer un jeu se rapprochant de la réalité (SimCity en est le meilleur exemple) ou simplement pour avoir une </text:span><text:soft-page-break/><text:span text:style-name="T13">visualisation de ville pour un film d'animation ou pour permettre aux utilisateurs de la visiter virtuellement.</text:span></text:p>
      <text:p text:style-name="P25"><text:tab/>... </text:p>
      <text:p text:style-name="P25"/>
      <text:p text:style-name="P10">Quels problèmes peuvent alors se poser ?</text:p>
      <text:p text:style-name="P10"/>
      <text:p text:style-name="P10"><text:tab/><text:span text:style-name="T8">[RESTER GLOBAL]</text:span></text:p>
      <text:p text:style-name="P11"><text:span text:style-name="T8"><text:tab/></text:span><text:span text:style-name="T6">[à revoir]</text:span></text:p>
      <text:p text:style-name="P10"><text:tab/><text:span text:style-name="T2">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26"><text:tab/>La difficulté ici réside donc dans le fait que la modélisation urbaine est un domaine très vaste posant de nombreux problèmes isolés des autres, ayant chacun une méthode de résolution appropriée.</text:p>
      <text:p text:style-name="P10"><text:span text:style-name="T2"><text:tab/></text:span><text:span text:style-name="T3">...</text:span></text:p>
      <text:p text:style-name="P10"/>
      <text:p text:style-name="P12">Quelles sont les solutions à ces problèmes ?</text:p>
      <text:p text:style-name="P13"><text:tab/><text:span text:style-name="T8">[RESTER GLOBAL]</text:span></text:p>
      <text:p text:style-name="P27"><text:tab/>...</text:p>
      <text:p text:style-name="P27"><text:tab/><text:span text:style-name="T23">Nous nous concentrerons ici sur les aspects multi-agents.</text:span></text:p>
      <text:p text:style-name="P27"/>
      <text:p text:style-name="P27"/>
      <text:p text:style-name="P27"/>
      <text:p text:style-name="P5">II) Dans le jeu vidéo : <text:span text:style-name="T23">SimCity</text:span></text:p>
      <text:p text:style-name="P5"/>
      <text:p text:style-name="P14">1) Les agents</text:p>
      <text:p text:style-name="P14"/>
      <text:p text:style-name="P14"><text:tab/>Qu'est-ce qu'un agent ?</text:p>
      <text:p text:style-name="P14"><text:tab/><text:tab/><text:span text:style-name="T1">[Bref rappel/définition]</text:span></text:p>
      <text:p text:style-name="P29"/>
      <text:p text:style-name="P15"><text:tab/>Quels sont les agents <text:span text:style-name="T24">dans SimCity</text:span>?</text:p>
      <text:p text:style-name="P15"><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15"><text:span text:style-name="T5"/></text:p>
      <text:p text:style-name="P15"><text:span text:style-name="T5"><text:tab/><text:tab/></text:span><text:span text:style-name="T10">Dans SimCity, presque tous les éléments visibles sont des agents. Parmi eux, on retrouve les bâtiments, les voitures, les passants. Le moteur GlassBox permet de simuler des dizaines de milliers d'agents.</text:span></text:p>
      <text:p text:style-name="P15"/>
      <text:p text:style-name="P15"><text:span text:style-name="T10"><text:tab/><text:tab/>Les voitures et les passants sont des agents ayant un unique but : arriver à destination. Par exemple, une voiture part de sa résidence vers son lieu de travail. Pendant le déroulement du trajet, aucune autre règle n'est exécutée. Certains de ces agents peuvent également transporter des ressources.</text:span></text:p>
      <text:p text:style-name="P15"/>
      <text:p text:style-name="P15"><text:span text:style-name="T10"><text:tab/><text:tab/>Il existe tout un panel d'agents du même type mais qui seront invisibles pour le joueur. Ces agents ne seront là que pour le transport des ressources d'un lieu à un autre. Certains cas particuliers permettent de transmettre autre chose que des ressources, comme par exemple une « alerte incendie ». Ces agents parcourent les routes à la recherche d'agents demandeurs de ressources.</text:span></text:p>
      <text:p text:style-name="P15"/>
      <text:p text:style-name="P60"><text:span text:style-name="T10"><text:tab/><text:tab/>Pour les bâtiments, le processus est un peu plus complexe. En effet, ils contiennent </text:span><text:soft-page-break/><text:span text:style-name="T10">des ressources comme du charbon ou des ouvriers pour une centrale de charbon. De plus, dans le dernier SimCity, il est possible de rajouter des </text:span><text:span text:style-name="T11">unités</text:span><text:span text:style-name="T10"> </text:span><text:span text:style-name="T11">supplémentaires</text:span><text:span text:style-name="T10"> aux bâtiments </text:span><text:span text:style-name="T11">afin de leur ajouter de nouvelles fonctionnalités</text:span><text:span text:style-name="T10">. Par exemple, </text:span><text:span text:style-name="T11">une caserne de pompiers peut être étendue avec des garages afin d'augmenter la capacité de pompiers. Chaque </text:span><text:span text:style-name="T12">unité pouvant être ajoutée est en réalité un agent communiquant avec le bâtiment d'origine.</text:span></text:p>
      <text:p text:style-name="P30"><text:tab/><text:tab/>...</text:p>
      <text:p text:style-name="P30"/>
      <text:p text:style-name="P15"><text:tab/>A quoi servent-ils ?</text:p>
      <text:p text:style-name="P63"><text:tab/><text:tab/><text:span text:style-name="T38">Comme dit précédemment, chaque agent a un rôle bien précis. Certains agents comme les voitures ou les agents invisibles sont chargés de transporter des ressources d'un lieu à un autre, comme des ouvriers, de l'eau, de l'électricité… etc. D'autres agents plus spécifiques, comme les bâtiments, ont un rôle défini pour le déroulement du jeu. Par exemple, une caserne de pompier peut recruter des pompiers, envoyer des camions de pompiers sur un lieu d'incendie après avoir reçu une alerte… etc. Tous ces rôles sont définis par ce que l'on appelle des règles de simulation.</text:span></text:p>
      <text:p text:style-name="P15"><text:tab/><text:tab/><text:span text:style-name="T1">...</text:span></text:p>
      <text:p text:style-name="P15"/>
      <text:p text:style-name="P14">2) Les règles de simulation</text:p>
      <text:p text:style-name="P14"/>
      <text:p text:style-name="P15"><text:tab/>Que sont les règles de simulation ?</text:p>
      <text:p text:style-name="P15"><text:tab/><text:tab/><text:span text:style-name="T5">[définition, brève explication]</text:span></text:p>
      <text:p text:style-name="P61"><text:span text:style-name="T5"><text:tab/><text:tab/></text:span><text:span text:style-name="T12">Une règle de simulation est une modélisation du comportement d'un agent face à une situation donnée. Par exemple dans le cas de SimCity, une industrie ayant des postes à pourvoir suivra la règle suivante :</text:span></text:p>
      <text:p text:style-name="P61"><text:span text:style-name="T12"/></text:p>
      <text:p text:style-name="P62"><text:span text:style-name="T19">S'il y a des postes à pourvoir → Alors envoyer des appels d'offre</text:span></text:p>
      <text:p text:style-name="P62"><text:span text:style-name="T19"/></text:p>
      <text:p text:style-name="P57"><text:span text:style-name="T12"><text:tab/><text:tab/>Et pour continuer le jeu, les habitants sans travail pourront répondre aux appels d'offre des industries. Un agent tel qu'un bâtiment peut ainsi suivre plusieurs règles en parallèle. Dans le cas de notre industrie, une quelconque activité de celle-ci induira une production de pollution aux alentour, ainsi qu'une diminution des ressources disponibles.</text:span></text:p>
      <text:p text:style-name="P30"/>
      <text:p text:style-name="P15"><text:tab/>A quoi servent-elles ?</text:p>
      <text:p text:style-name="P15"><text:tab/><text:tab/><text:span text:style-name="T1">...</text:span></text:p>
      <text:p text:style-name="P15"/>
      <text:p text:style-name="P15"><text:span text:style-name="T27">3) </text:span>Quels sont les aboutissements possible<text:span text:style-name="T27">s</text:span> de la simulation ?</text:p>
      <text:p text:style-name="P6"><text:tab/><text:span text:style-name="T1">...</text:span></text:p>
      <text:p text:style-name="P5"/>
      <text:p text:style-name="P5"/>
      <text:p text:style-name="P5"/>
      <text:p text:style-name="P5">III) Dans l'économie</text:p>
      <text:p text:style-name="P5"/>
      <text:p text:style-name="P16">1) La planification urbaine</text:p>
      <text:p text:style-name="P16"><text:tab/><text:span text:style-name="T1">→ EDF : </text:span><text:span text:style-name="T18">«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42"><text:tab/>...</text:p>
      <text:p text:style-name="P31"/>
      <text:p text:style-name="P16">2) L’évolution des structures urbaines <text:span text:style-name="T28">et l'étalement urbain</text:span></text:p>
      <text:p text:style-name="P31"><text:tab/>→ revue vertigo : <text:span text:style-name="T15">« Ce modèle, basé sur le paradigme multi-agents, propose de décrire et de simuler l’évolution de structures intra-urbaines à l’échelle de l’îlot. » →</text:span><text:span text:style-name="T16"> § 17,18,19… </text:span><text:span text:style-name="T17">jusqu'à la fin</text:span></text:p>
      <text:p text:style-name="P31"><text:soft-page-break/><text:span text:style-name="T20"><text:tab/>→ article geosciences : </text:span><text:span text:style-name="T15">« L’approche présentée dans ce papier utilise un système multi-agent pour modéliser les propriétés auto-organisatrices des systèmes complexes urbains et vise à fournir un outil permettant d’étudier les évolutions des systèmes modélisés. Le système multi-agent proposé comporte une hiérarchie d’agents topographiques (e.g. les bâtiments, routes, cours d’eau, îlots) qui peuvent être construits, modifiés, fusionnés, découpés, restructurés et détruits au cours du temps. Le comportement de chaque agent est contrôlé par un ensemble de règles d’évolution, de contraintes et d’actions associées. »</text:span></text:p>
      <text:p text:style-name="P31"><text:span text:style-name="T15"><text:tab/></text:span><text:span text:style-name="T20">...</text:span></text:p>
      <text:p text:style-name="P31"/>
      <text:p text:style-name="P41">3) La visualisation</text:p>
      <text:p text:style-name="P41"/>
      <text:p text:style-name="P41"><text:tab/>Dans le commerce</text:p>
      <text:p text:style-name="P16"><text:span text:style-name="T20"><text:tab/><text:tab/></text:span><text:span text:style-name="T21">→ Pixxim, visites de locaux, visualisations de chantiers...etc.</text:span></text:p>
      <text:p text:style-name="P42"><text:tab/><text:tab/>...</text:p>
      <text:p text:style-name="P16"/>
      <text:p text:style-name="P41"><text:tab/>Dans la recherche</text:p>
      <text:p text:style-name="P17"><text:span text:style-name="T20"><text:tab/><text:tab/></text:span><text:span text:style-name="T21">→ </text:span><text:span text:style-name="T22">simulations démographiques, épidémiologiques, catastrophes naturelles...etc.</text:span></text:p>
      <text:p text:style-name="P56"><text:tab/><text:tab/>...</text:p>
      <text:p text:style-name="P5"/>
      <text:p text:style-name="P5"/>
      <text:p text:style-name="P5"/>
      <text:p text:style-name="P18">IV) Vers d'autres sciences</text:p>
      <text:p text:style-name="P18"/>
      <text:p text:style-name="P32">→ ouverture : <text:s/>les sciences sociales, géographie… etc.</text:p>
      <text:p text:style-name="P32"/>
      <text:p text:style-name="P19">V) Conclusion et Bibliographie</text:p>
      <text:p text:style-name="P20"/>
      <text:p text:style-name="P20">Conclusion</text:p>
      <text:p text:style-name="P20"><text:tab/><text:span text:style-name="T1">...</text:span></text:p>
      <text:p text:style-name="P33"/>
      <text:p text:style-name="P21">Bibliographie</text:p>
      <text:p text:style-name="P28"/>
      <text:p text:style-name="P34">[liens à trier <text:span text:style-name="T37">pour le rapport final</text:span>]</text:p>
      <text:p text:style-name="P2"><text:a xlink:type="simple" xlink:href="http://www.larousse.fr/dictionnaires/francais/ville/82000"><text:span text:style-name="T29">Définition d'une ville (dictionnaire)</text:span></text:a></text:p>
      <text:p text:style-name="P1"><text:a xlink:type="simple" xlink:href="http://fr.wikipedia.org/wiki/Ville"><text:span text:style-name="T30">Définition d'une vill</text:span></text:a><text:a xlink:type="simple" xlink:href="http://fr.wikipedia.org/wiki/Ville"><text:span text:style-name="T29">e (internet)</text:span></text:a></text:p>
      <text:p text:style-name="P1"><text:a xlink:type="simple" xlink:href="http://www.internetactu.net/2012/07/02/simcity-un-outil-de-modelisation-urbaine/"><text:span text:style-name="T30">SimCity, outil de modélisation urbaine ?</text:span></text:a></text:p>
      <text:p text:style-name="P1"><text:a xlink:type="simple" xlink:href="https://gazette.gmu.edu/articles/10299"><text:span text:style-name="T30">SimCity : ABM révolutionne les sciences sociale</text:span></text:a><text:a xlink:type="simple" xlink:href="https://gazette.gmu.edu/articles/10299"><text:span text:style-name="T29">s</text:span></text:a></text:p>
      <text:p text:style-name="P2"><text:a xlink:type="simple" xlink:href="http://www.developpement-durable.gouv.fr/IMG/pdf/Ref-Modelisation_urbaine.pdf"><text:span text:style-name="T33">Modélisation urbaine : de la représentation au proje</text:span></text:a><text:a xlink:type="simple" xlink:href="http://www.developpement-durable.gouv.fr/IMG/pdf/Ref-Modelisation_urbaine.pdf"><text:span text:style-name="T34">t</text:span></text:a></text:p>
      <text:p text:style-name="P2"><text:a xlink:type="simple" xlink:href="http://medias.edf.com/communiques-de-presse/tous-les-communiques-de-presse/2014/edf-presente-son-outil-de-modelisation-urbaine-pour-la-ville-de-singapour-et-annonce-la-creation-dyun-centre-rd-dedie-a-la-planification-urbaine-290237.html"><text:span text:style-name="T34">EDF : un outil pour la modélisation urbaine</text:span></text:a></text:p>
      <text:p text:style-name="P2"><text:a xlink:type="simple" xlink:href="http://vertigo.revues.org/11561"><text:span text:style-name="T34">Vers une simulation de l’évolution des structures urbaines à partir d’une modélisation multi-agents</text:span></text:a></text:p>
      <text:p text:style-name="P2"><text:a xlink:type="simple" xlink:href="http://www.pixxim.fr/"><text:span text:style-name="T34">Pixxim : Maquettes Virtuelles Interactives (vidéo)</text:span></text:a></text:p>
      <text:p text:style-name="P2"><text:a xlink:type="simple" xlink:href="http://geosciences.univ-tours.fr/images/media/20120226124134-jfsma2010.pdf"><text:span text:style-name="T34">Un système multi-agent pour la simulation des dynamiques urbaines</text:span></text:a></text:p>
      <text:p text:style-name="P2"><text:a xlink:type="simple" xlink:href="http://www.simcity.com/fr_FR/media/video/GlassBox_FR_1"><text:span text:style-name="T34">SimCity : GlassBox Part 1 (vidéo)</text:span></text:a></text:p>
      <text:p text:style-name="P2"><text:a xlink:type="simple" xlink:href="http://www.simcity.com/fr_FR/media/video/Video_GlassBox2"><text:span text:style-name="T34">SimCity : GlassBox Part 2 (vidéo)</text:span></text:a></text:p>
      <text:p text:style-name="P2"><text:a xlink:type="simple" xlink:href="http://www.simcity.com/fr_FR/media/video/Video_GlassBox3"><text:span text:style-name="T34">SimCity : GlassBox Part 3 (vidéo)</text:span></text:a></text:p>
      <text:p text:style-name="P2"><text:a xlink:type="simple" xlink:href="http://www.simcity.com/fr_FR/media/video/SimCity-GlassBox-Le-feu"><text:span text:style-name="T34">SimCity : GlassBox Part </text:span></text:a><text:a xlink:type="simple" xlink:href="http://www.simcity.com/fr_FR/media/video/SimCity-GlassBox-Le-feu"><text:span text:style-name="T35">4 (vidéo)</text:span></text:a></text:p>
      <text:p text:style-name="P43"/>
      <text:p text:style-name="P2"><text:a xlink:type="simple" xlink:href="https://hal.archives-ouvertes.fr/hal-00904079"><text:span text:style-name="T35">L'ambition de modéliser la ville</text:span></text:a></text:p>
      <text:p text:style-name="P2"><text:a xlink:type="simple" xlink:href="http://julienas.ipt.univ-paris8.fr/vgodard/pub/geomarke/memoires/09-10/missoumi.pdf"><text:span text:style-name="T32">La modélisation géospatiale pour des applications urbaines en 3D</text:span></text:a></text:p>
      <text:p text:style-name="P2"><text:a xlink:type="simple" xlink:href="http://www.urban-modelling.org/"><text:span text:style-name="T35">GIS : Modélisation Urbaine</text:span></text:a></text:p>
      <text:p text:style-name="P2"><text:a xlink:type="simple" xlink:href="http://www.em-consulte.com/article/743921/article/la-modelisation-abm-pour-la-mise-a-lechelle-dinter"><text:span text:style-name="T31">La modélisation « ABM » pour la mise à l’échelle d’interventions dans l’organisation de soins</text:span></text:a></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2T19:34:35.831301527</dc:date>
    <meta:generator>LibreOffice/4.2.3.3$Linux_X86_64 LibreOffice_project/420m0$Build-3</meta:generator>
    <meta:editing-duration>PT2H17M53S</meta:editing-duration>
    <meta:editing-cycles>31</meta:editing-cycles>
    <dc:creator>sgauthier </dc:creator>
    <meta:document-statistic meta:table-count="0" meta:image-count="0" meta:object-count="0" meta:page-count="4" meta:paragraph-count="97" meta:word-count="1415" meta:character-count="9197" meta:non-whitespace-character-count="7807"/>
  </office:meta>
</office:document-meta>
</file>